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indingFactory.createBinding( javax . wsdl . Port wsdlPo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ndingFactory.createBinding( org . apache . woden . wsdl20 . Endpoint wsdlEndpo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